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draw:textarea-horizontal-align="justify" draw:textarea-vertical-align="middle" draw:auto-grow-height="false" fo:min-height="7.35cm" fo:min-width="7cm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 fo:min-height="0.45cm" fo:min-width="11.1cm"/>
      <style:paragraph-properties style:writing-mode="lr-tb"/>
    </style:style>
    <style:style style:name="gr3" style:family="graphic" style:parent-style-name="standard">
      <style:graphic-properties draw:fill="solid" draw:fill-color="#00ffff" draw:textarea-horizontal-align="justify" draw:textarea-vertical-align="middle" draw:auto-grow-height="false" fo:min-height="0.35cm" fo:min-width="4.6cm"/>
      <style:paragraph-properties style:writing-mode="lr-tb"/>
    </style:style>
    <style:style style:name="gr4" style:family="graphic" style:parent-style-name="standard">
      <style:graphic-properties draw:stroke="dash" draw:stroke-dash="Long_20_Dash" draw:textarea-horizontal-align="justify" draw:textarea-vertical-align="middle" draw:auto-grow-height="false" fo:min-height="6.45cm" fo:min-width="4.2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3.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25cm" fo:min-width="11.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3.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5cm" fo:min-width="1.9cm"/>
      <style:paragraph-properties style:writing-mode="lr-tb"/>
    </style:style>
    <style:style style:name="gr9" style:family="graphic" style:parent-style-name="standard">
      <style:graphic-properties draw:fill="solid" draw:fill-color="#00ffff" draw:textarea-horizontal-align="justify" draw:textarea-vertical-align="middle" draw:auto-grow-height="false" fo:min-height="0.35cm" fo:min-width="3.9cm"/>
      <style:paragraph-properties style:writing-mode="lr-tb"/>
    </style:style>
    <style:style style:name="gr10" style:family="graphic" style:parent-style-name="standard">
      <style:graphic-properties draw:stroke="dash" draw:stroke-dash="Long_20_Dash" draw:textarea-horizontal-align="justify" draw:textarea-vertical-align="middle" draw:auto-grow-height="false" fo:min-height="7.35cm" fo:min-width="3.4cm"/>
    </style:style>
    <style:style style:name="gr11" style:family="graphic" style:parent-style-name="standard">
      <style:graphic-properties draw:fill="solid" draw:fill-color="#00ffff" draw:textarea-horizontal-align="justify" draw:textarea-vertical-align="middle" draw:auto-grow-height="false" fo:min-height="0.35cm" fo:min-width="1.8cm"/>
      <style:paragraph-properties style:writing-mode="lr-tb"/>
    </style:style>
    <style:style style:name="gr12" style:family="graphic" style:parent-style-name="standard">
      <style:graphic-properties draw:fill="solid" draw:fill-color="#00ffff" draw:textarea-horizontal-align="justify" draw:textarea-vertical-align="middle" draw:auto-grow-height="false" fo:min-height="0.35cm" fo:min-width="3.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3.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solid" draw:fill-color="#00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5cm" svg:height="7.6cm" svg:x="5.9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cm" svg:height="0.7cm" svg:x="1.8cm" svg:y="2.9cm">
          <text:p text:style-name="P1">La voiture électriq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1cm" svg:height="0.6cm" svg:x="7.6cm" svg:y="4.9cm">
          <text:p text:style-name="P1">Système embarqué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1" draw:layer="layout" svg:width="4.7cm" svg:height="6.7cm" svg:x="8.6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cm" svg:height="0.5cm" svg:x="8.8cm" svg:y="9.3cm">
          <text:p text:style-name="P1">Prise OBD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4" draw:layer="layout" svg:width="11.7cm" svg:height="0.9cm" svg:x="4.35cm" svg:y="0.9cm">
          <draw:text-box>
            <text:p>Schéma fonctionnel du scénario n°1</text:p>
          </draw:text-box>
        </draw:frame>
        <draw:custom-shape draw:style-name="gr7" draw:text-style-name="P1" draw:layer="layout" svg:width="4.3cm" svg:height="1.4cm" svg:x="8.8cm" svg:y="7.7cm">
          <text:p text:style-name="P1">Espace de dépôt <text:line-break/>d’application tiers<text:line-break/>et officie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4cm" svg:height="0.6cm" svg:x="14.2cm" svg:y="12.5cm">
          <text:p text:style-name="P1">Notre logiciel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4cm" svg:height="0.6cm" svg:x="8.8cm" svg:y="5.7cm">
          <text:p text:style-name="P1">Partie accessibl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cm" svg:height="0.5cm" svg:x="8.8cm" svg:y="10cm">
          <text:p text:style-name="P1">Prise US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.3cm" svg:height="0.5cm" svg:x="8.8cm" svg:y="10.7cm">
          <text:p text:style-name="P1">Prise Ja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3.9cm" svg:height="7.6cm" svg:x="1.5cm" svg:y="4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3cm" svg:height="0.6cm" svg:x="6.1cm" svg:y="5.7cm">
          <text:p text:style-name="P1">Partie cacher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3" draw:layer="layout" svg:width="3.7cm" svg:height="0.6cm" svg:x="1.6cm" svg:y="4.9cm">
          <text:p text:style-name="P1">Batterie de tracti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3" draw:text-style-name="P1" draw:layer="layout" svg:width="3.7cm" svg:height="1cm" svg:x="1.6cm" svg:y="6.5cm">
          <text:p text:style-name="P1">Capacité totale <text:line-break/>de la batteri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7cm" svg:height="1cm" svg:x="1.6cm" svg:y="7.6cm">
          <text:p text:style-name="P1">Puissance instantané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7cm" svg:height="1cm" svg:x="1.6cm" svg:y="8.7cm">
          <text:p text:style-name="P1">Autonomie estimé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7cm" svg:height="1cm" svg:x="1.6cm" svg:y="9.8cm">
          <text:p text:style-name="P1">Poids du véhicule initia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ffffff" draw:textarea-horizontal-align="justify" draw:auto-grow-height="false" draw:auto-grow-width="tru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09:47:59.687237187</meta:creation-date>
    <dc:date>2020-10-14T19:08:34.123231658</dc:date>
    <meta:editing-duration>PT6M39S</meta:editing-duration>
    <meta:editing-cycles>1</meta:editing-cycles>
    <meta:document-statistic meta:object-count="18"/>
    <meta:generator>LibreOffice/6.4.6.2$Linux_X86_64 LibreOffice_project/40$Build-2</meta:generator>
  </office:meta>
</office:document-meta>
</file>